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b38c8" officeooo:paragraph-rsid="002b38c8"/>
    </style:style>
    <style:style style:name="P2" style:family="paragraph" style:parent-style-name="Text_20_body">
      <style:text-properties officeooo:rsid="002bc74c" officeooo:paragraph-rsid="002bc74c"/>
    </style:style>
    <style:style style:name="P3" style:family="paragraph" style:parent-style-name="Text_20_body">
      <style:text-properties officeooo:rsid="002cb57e" officeooo:paragraph-rsid="002cb57e"/>
    </style:style>
    <style:style style:name="P4" style:family="paragraph" style:parent-style-name="Text_20_body">
      <style:text-properties officeooo:rsid="00305f95" officeooo:paragraph-rsid="00305f95"/>
    </style:style>
    <style:style style:name="P5" style:family="paragraph" style:parent-style-name="Heading_20_1">
      <style:text-properties officeooo:rsid="000bdbf4" officeooo:paragraph-rsid="000bdbf4"/>
    </style:style>
    <style:style style:name="P6" style:family="paragraph" style:parent-style-name="Heading_20_1">
      <style:text-properties officeooo:rsid="0020f86b" officeooo:paragraph-rsid="0020f86b"/>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2b0078"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308126"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2860f" style:font-size-asian="12pt" style:font-size-complex="12pt"/>
    </style:style>
    <style:style style:name="T5" style:family="text">
      <style:text-properties officeooo:rsid="002bc74c"/>
    </style:style>
    <style:style style:name="T6" style:family="text">
      <style:text-properties officeooo:rsid="002e11d6"/>
    </style:style>
    <style:style style:name="T7" style:family="text">
      <style:text-properties officeooo:rsid="002ec9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de Approach:</text:h>
      <text:p text:style-name="P1">In this assignment, for box inspector, most of the code framework was provided to us. I changed a total of 3 lines to make the inspector have the capability to inspect at station2.</text:p>
      <text:p text:style-name="P1">For filler node, I notice that <text:span text:style-name="T5">the framework for filler is provided for station 2. Therefore I clone that and made some modification to adapt to quality inspection camera 1. Loops are added for the missing part, and mis placed part therefore it will handle the case that multiple item is misplaced/missing.</text:span></text:p>
      <text:p text:style-name="P2">For each inspection station, a larger inspection checklist with 4 booleans was added to indicate the current inspection status <text:span text:style-name="T6">for each inspection station</text:span>. If any of the inspection status was not satisfied, the loop will go on and process the corresponding missing part. <text:span text:style-name="T7">In other words, a box will not leave the inspection station without fulfilling the inspection need.</text:span> For future work, if I have more time, I would change the code for each inspection to be a case switch and we can save time on running multiple inspection unnecessarily.</text:p>
      <text:h text:style-name="P6" text:outline-level="1">Observation:</text:h>
      <text:p text:style-name="P3">During the run, I found that if a part is close to a missing part and misplaced, the robot will handle it funny, and stack the part above the other part. I suspect that this should be an easy fix if we have an RGB or Pointcloud camera above the inspection station and can <text:span text:style-name="T6">recognize</text:span> the case for stacking. </text:p>
      <text:p text:style-name="P4"><text:span text:style-name="T2">I</text:span><text:span text:style-name="T1">n addition, the current inspection is duplicating for both 1 and 2. For time saving and efficieness, each station should be responsible for part of the inspection, like the first can only handle orphan, bad, or missing, and second one can handle misplaced, therefore the operation speed can be increased. </text:span><text:span text:style-name="T3">If there are multiple misplaced, station 1 can take over and continue misplaced inspection as well. </text:span><text:span text:style-name="T4">In that case, a global indicator need to be added so station 1 and station 2 can coordinate with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9:16:04.424295395</meta:creation-date>
    <dc:date>2018-12-16T21:49:56.995924013</dc:date>
    <meta:editing-duration>PT45M1S</meta:editing-duration>
    <meta:editing-cycles>40</meta:editing-cycles>
    <meta:generator>LibreOffice/5.1.6.2$Linux_X86_64 LibreOffice_project/10m0$Build-2</meta:generator>
    <meta:document-statistic meta:table-count="0" meta:image-count="0" meta:object-count="0" meta:page-count="1" meta:paragraph-count="7" meta:word-count="324" meta:character-count="1870" meta:non-whitespace-character-count="1552"/>
  </office:meta>
</office:document-meta>
</file>